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22.86cm" style:use-optimal-column-width="false"/>
    </style:style>
    <style:style style:name="ro1" style:family="table-row">
      <style:table-row-properties style:row-height="13.059cm"/>
    </style:style>
    <style:style style:name="ce1" style:family="table-cell">
      <style:graphic-properties style:repeat="repea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roduction to JuJu<text:line-break/><text:span text:style-name="T1">Peter M. Petrakis &lt;peter.petrakis@gmail.com&gt;</text:span></text:p>
          </draw:text-box>
        </draw:frame>
        <draw:frame presentation:style-name="pr2" draw:layer="layout" svg:width="24.639cm" svg:height="12.179cm" svg:x="1.3cm" svg:y="5.014cm" presentation:class="subtitle" presentation:user-transformed="true">
          <draw:text-box>
            <text:p>5/7/2013</text:p>
            <text:p><text:a xlink:href="http://wiki.gnhlug.org/twiki2/bin/view/Www/WebHome" xlink:type="simple">Hosted by MerriLUG</text:a> at <text:a xlink:href="http://makeitlabs.com/" xlink:type="simple">makeitlabs</text:a> </text:p>
            <text:p><text:a xlink:href="https://github.com/ppetraki/merrilug-juju-presentation-may2013" xlink:type="simple">Source</text:a>: https://github.com/ppetraki/merrilug-juju-presentation-may2013.gi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JuJu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ervice and machine level CRUD for the cloud (public/private)</text:p>
              </text:list-item>
              <text:list-item>
                <text:p><text:span text:style-name="T2">Service</text:span> can be powered by VM in cloud or bare metal (<text:span text:style-name="T2">MAAS</text:span>)</text:p>
              </text:list-item>
              <text:list-item>
                <text:p>Services can <text:s/>intelligently leverage each other using <text:span text:style-name="T2">relations</text:span></text:p>
              </text:list-item>
              <text:list-item>
                <text:p><text:span text:style-name="T2">Charms </text:span><text:span text:style-name="T3">encapsulate service, sane defaults, and configuration at run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charm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“bottle your genius”; genius not included</text:p>
              </text:list-item>
              <text:list-item>
                <text:p>Can be written in any language, deployable directly from VCS or locally.</text:p>
              </text:list-item>
              <text:list-item>
                <text:p>Free scaling: <text:span text:style-name="T4">juju add-unit lamp -n 3</text:span></text:p>
              </text:list-item>
              <text:list-item>
                <text:p><text:span text:style-name="T5">Charm interfaces: </text:span><text:span text:style-name="T6">entry points for services to leverage each other using </text:span><text:span text:style-name="T5">relations</text:span></text:p>
              </text:list-item>
              <text:list-item>
                <text:p><text:span text:style-name="T5">Charm config:</text:span><text:span text:style-name="T6"> implements “best practice defaults” in YAML format, adjustable at deployment or runtime</text:span><text:span text:style-name="T5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rm Configur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JuJu GUI and JuJu CLI client {get, set}</text:p>
              </text:list-item>
              <text:list-item>
                <text:p>Configuration is service wide, pushed to all child units of that service.</text:p>
              </text:list-item>
              <text:list-item>
                <text:p>YAML: which also accommodates raw strings e.g. embedded JSON, XML, binary encoding etc</text:p>
              </text:list-item>
              <text:list-item>
                <text:p>Configuration is maintained with service topology e.g. jitsu ex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rm Rela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Unique Nexus between peers that implement a juju interface</text:p>
              </text:list-item>
              <text:list-item>
                <text:p>Nexus persist information created for life of relation</text:p>
              </text:list-item>
              <text:list-item>
                <text:p>Writing new values to nexus trigger relation hooks to act on that data</text:p>
              </text:list-item>
              <text:list-item>
                <text:p>State machine: joined, changed, broken etc</text:p>
              </text:list-item>
              <text:list-item>
                <text:p>All relations are <text:span text:style-name="T2">asynchronous and idempotent, <text:s text:c="5"/></text:span><text:span text:style-name="T2"><text:tab/></text:span><text:span text:style-name="T3">++ defensive programming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Ju's under appreciated power</text:p>
          </draw:text-box>
        </draw:frame>
        <draw:frame draw:style-name="gr2" draw:layer="layout" svg:width="15.994cm" svg:height="2.008cm" svg:x="5.5cm" svg:y="9.00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22.859cm" svg:height="13.058cm" svg:x="2.549cm" svg:y="5.17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juju bootstrap</text:p>
                <text:p>juju status 2&gt;&amp;1&gt;&amp;/dev/null</text:p>
                <text:p/>
                <text:p>juju deploy $repo local:lamp -n 3</text:p>
                <text:p>juju deploy $repo local:haproxy</text:p>
                <text:p>juju add-relation haproxy lamp</text:p>
                <text:p/>
                <text:p>juju deploy $repo local:ganglia</text:p>
                <text:p>juju deploy $repo local:ganglia-node</text:p>
                <text:p/>
                <text:p>juju deploy $repo local:siege </text:p>
                <text:p/>
                <text:p>juju add-relation ganglia-node lamp</text:p>
                <text:p>juju add-relation ganglia-node:node ganglia:node</text:p>
                <text:p>...</text:p>
                <text:p># full listing see git repo, full-deployment-example/deploy.sh</text:p>
                <text:p/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ions in Depth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Unequaled anywhere</text:p>
              </text:list-item>
              <text:list-item>
                <text:p>Deployed relationship is contingent on interface defaults and service configuration (YAML)</text:p>
              </text:list-item>
              <text:list-item>
                <text:p>JuJu searches for <text:span text:style-name="T2">hooks </text:span><text:span text:style-name="T3">named after the relationship to implement the interface</text:span></text:p>
              </text:list-item>
              <text:list-item>
                <text:p><text:span text:style-name="T3">Idempotent calls is a tall order, keep the hooks simple or use a high a level framework to reduce risk e.g. puppet</text:span></text:p>
              </text:list-item>
              <text:list-item>
                <text:p><text:span text:style-name="T3">Trivial Example: rsetter and rgetter</text:span></text:p>
              </text:list-item>
              <text:list-item>
                <text:p><text:span text:style-name="T3">Real World: How mysql + Mediawiki relation forms under the hood, step by step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al Thoughts and Ques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Juju is an effective force multiplier TODAY:</text:span> don't let it pass you by just because it's lacking some creature comfort features you desire</text:p>
              </text:list-item>
              <text:list-item>
                <text:p><text:span text:style-name="T2">Documentation could be better</text:span>: find a popular charm and use it as a template</text:p>
              </text:list-item>
              <text:list-item>
                <text:p><text:span text:style-name="T2">Learn by doing: </text:span><text:span text:style-name="T3">build your charm interactively using debug-hooks and save the resul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Petrakis</meta:initial-creator>
    <meta:creation-date>2013-05-07T14:19:11</meta:creation-date>
    <dc:date>2013-05-07T17:14:38</dc:date>
    <dc:creator>Peter Petrakis</dc:creator>
    <meta:editing-duration>PT2H37M21S</meta:editing-duration>
    <meta:editing-cycles>12</meta:editing-cycles>
    <meta:generator>LibreOffice/3.5$Linux_X86_64 LibreOffice_project/350m1$Build-2</meta:generator>
    <meta:document-statistic meta:object-count="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